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00000004002761E2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58cm" svg:x="1.356cm" svg:y="7.582cm">
          <draw:image xlink:href="Pictures/1000000000000600000004002761E2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bans Lal</meta:initial-creator>
    <meta:creation-date>2026-02-25T13:30:59.45</meta:creation-date>
    <dc:date>2026-02-25T13:32:02.40</dc:date>
    <dc:creator>Harbans Lal</dc:creator>
    <meta:editing-duration>PT1M3S</meta:editing-duration>
    <meta:editing-cycles>1</meta:editing-cycles>
    <meta:document-statistic meta:object-count="1"/>
    <meta:generator>OpenOffice/4.1.16$Win32 OpenOffice.org_project/4116m3$Build-9816</meta:generator>
  </office:meta>
</office:document-meta>
</file>